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ca69" officeooo:paragraph-rsid="001a32e1"/>
    </style:style>
    <style:style style:name="P2" style:family="paragraph" style:parent-style-name="Heading_20_1">
      <style:text-properties officeooo:rsid="001a32e1" officeooo:paragraph-rsid="001a32e1"/>
    </style:style>
    <style:style style:name="P3" style:family="paragraph" style:parent-style-name="Text_20_body" style:list-style-name="L1">
      <style:text-properties officeooo:paragraph-rsid="001aca69"/>
    </style:style>
    <style:style style:name="P4" style:family="paragraph" style:parent-style-name="Text_20_body" style:list-style-name="L1">
      <style:text-properties officeooo:rsid="001aca69" officeooo:paragraph-rsid="001aca69"/>
    </style:style>
    <style:style style:name="P5" style:family="paragraph" style:parent-style-name="Text_20_body" style:list-style-name="L1">
      <style:text-properties officeooo:rsid="001ec231" officeooo:paragraph-rsid="001ec231"/>
    </style:style>
    <style:style style:name="P6" style:family="paragraph" style:parent-style-name="Text_20_body" style:list-style-name="L1">
      <style:text-properties officeooo:rsid="00252840" officeooo:paragraph-rsid="00252840"/>
    </style:style>
    <style:style style:name="P7" style:family="paragraph" style:parent-style-name="Text_20_body" style:list-style-name="L1">
      <style:text-properties officeooo:rsid="00267a84" officeooo:paragraph-rsid="00267a84"/>
    </style:style>
    <style:style style:name="T1" style:family="text">
      <style:text-properties officeooo:rsid="001aca69"/>
    </style:style>
    <style:style style:name="T2" style:family="text">
      <style:text-properties officeooo:rsid="001d712c"/>
    </style:style>
    <style:style style:name="T3" style:family="text">
      <style:text-properties officeooo:rsid="001d7804"/>
    </style:style>
    <style:style style:name="T4" style:family="text">
      <style:text-properties officeooo:rsid="001ec231"/>
    </style:style>
    <style:style style:name="T5" style:family="text">
      <style:text-properties officeooo:rsid="00236e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-back Design</text:h>
      <text:p text:style-name="P1"/>
      <text:list xml:id="list3923019650" text:style-name="L1">
        <text:list-item>
          <text:p text:style-name="P3">Symbole: <text:span text:style-name="T1">nur Konsonanten</text:span></text:p>
          <text:list>
            <text:list-item>
              <text:p text:style-name="P4">21 Zeichen</text:p>
            </text:list-item>
            <text:list-item>
              <text:p text:style-name="P4">keine Chunkbildung der Laute möglich, die den Workload verringern könnte</text:p>
            </text:list-item>
          </text:list>
        </text:list-item>
        <text:list-item>
          <text:p text:style-name="P4">1 Block: 30 Zeichen</text:p>
          <text:list>
            <text:list-item>
              <text:p text:style-name="P4">1/3 sind Targets =&gt; 10 Zeichen</text:p>
            </text:list-item>
            <text:list-item>
              <text:p text:style-name="P4">1s Anzeige des Zeichens, gefolgt von 2s keine Anzeige =&gt; 3s pro Zeichen</text:p>
            </text:list-item>
            <text:list-item>
              <text:p text:style-name="P4">3s * 30 = 90s pro Block</text:p>
            </text:list-item>
          </text:list>
        </text:list-item>
        <text:list-item>
          <text:p text:style-name="P4">1 Session: 8 Blöcke</text:p>
          <text:list>
            <text:list-item>
              <text:p text:style-name="P4">0- bis 3-back</text:p>
            </text:list-item>
            <text:list-item>
              <text:p text:style-name="P4">jede Variante jeweils 2 Mal</text:p>
              <text:list>
                <text:list-item>
                  <text:p text:style-name="P4">zufällige Reihenfolge</text:p>
                </text:list-item>
                <text:list-item>
                  <text:p text:style-name="P4">jede Variante ein Mal in der ersten Hälfte der Session und ein Mal in der zweiten</text:p>
                </text:list-item>
                <text:list-item>
                  <text:p text:style-name="P4">nicht zwei Mal die gleiche Variante hintereinander</text:p>
                </text:list-item>
              </text:list>
            </text:list-item>
            <text:list-item>
              <text:p text:style-name="P4">nach jedem Block 1<text:span text:style-name="T2">5</text:span>s <text:span text:style-name="T4">Unterbrechung</text:span></text:p>
              <text:list>
                <text:list-item>
                  <text:p text:style-name="P5">10s Pause</text:p>
                </text:list-item>
                <text:list-item>
                  <text:p text:style-name="P5">5s Anzeige Info für nächsten Block</text:p>
                </text:list-item>
              </text:list>
            </text:list-item>
            <text:list-item>
              <text:p text:style-name="P4">8 * 90s = 12min für die Blöcke</text:p>
              <text:list>
                <text:list-item>
                  <text:p text:style-name="P4">+ <text:span text:style-name="T5">8</text:span> * 1<text:span text:style-name="T3">5</text:span>s = 1<text:span text:style-name="T5">4min </text:span>Gesamtlänge der Session</text:p>
                </text:list-item>
              </text:list>
            </text:list-item>
          </text:list>
        </text:list-item>
        <text:list-item>
          <text:p text:style-name="P6">Tastendruck</text:p>
          <text:list>
            <text:list-item>
              <text:p text:style-name="P6">„f“: kein Target</text:p>
            </text:list-item>
            <text:list-item>
              <text:p text:style-name="P6">„j“: Target</text:p>
            </text:list-item>
            <text:list-item>
              <text:p text:style-name="P7">Feedback über korrekte/falsche Eingabe durch Farbänderung des Hintergrunds (rot/grün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officeooo:rsid="001a32e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3:19:19.220000000</dc:date>
    <meta:editing-duration>PT16M6S</meta:editing-duration>
    <meta:editing-cycles>11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3" meta:word-count="151" meta:character-count="766" meta:non-whitespace-character-count="660"/>
  </office:meta>
</office:document-meta>
</file>